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07237b" officeooo:paragraph-rsid="0007237b"/>
    </style:style>
    <style:style style:name="P3" style:family="paragraph" style:parent-style-name="Standard" style:list-style-name="L1">
      <style:text-properties officeooo:rsid="000e94df" officeooo:paragraph-rsid="000e94df"/>
    </style:style>
    <style:style style:name="P4" style:family="paragraph" style:parent-style-name="Standard" style:list-style-name="L1">
      <style:text-properties officeooo:rsid="00086b0b" officeooo:paragraph-rsid="00086b0b"/>
    </style:style>
    <style:style style:name="P5" style:family="paragraph" style:parent-style-name="Standard" style:list-style-name="L1">
      <style:text-properties officeooo:rsid="000e57fb" officeooo:paragraph-rsid="000e57fb"/>
    </style:style>
    <style:style style:name="P6" style:family="paragraph" style:parent-style-name="Standard" style:list-style-name="L1">
      <style:text-properties officeooo:rsid="000e59fa" officeooo:paragraph-rsid="000e57fb"/>
    </style:style>
    <style:style style:name="P7" style:family="paragraph" style:parent-style-name="Standard" style:list-style-name="L1">
      <style:text-properties officeooo:rsid="000a5167" officeooo:paragraph-rsid="000a5167"/>
    </style:style>
    <style:style style:name="P8" style:family="paragraph" style:parent-style-name="Standard" style:list-style-name="L1">
      <style:text-properties officeooo:rsid="000dd58b" officeooo:paragraph-rsid="000dd58b"/>
    </style:style>
    <style:style style:name="P9" style:family="paragraph" style:parent-style-name="Standard" style:list-style-name="L1">
      <style:text-properties style:text-underline-style="solid" style:text-underline-width="auto" style:text-underline-color="font-color" fo:font-weight="bold" officeooo:rsid="000e57fb" officeooo:paragraph-rsid="000e57fb" style:font-weight-asian="bold" style:font-weight-complex="bold"/>
    </style:style>
    <style:style style:name="P10" style:family="paragraph" style:parent-style-name="Standard" style:list-style-name="L1">
      <style:text-properties style:text-underline-style="none" fo:font-weight="normal" officeooo:rsid="000e57fb" officeooo:paragraph-rsid="000e57fb" style:font-weight-asian="normal" style:font-weight-complex="normal"/>
    </style:style>
    <style:style style:name="P11" style:family="paragraph" style:parent-style-name="Title" style:list-style-name="L1"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Title" style:list-style-name="L1">
      <style:text-properties fo:font-weight="bold" style:font-weight-asian="bold" style:font-weight-complex="bold"/>
    </style:style>
    <style:style style:name="P13" style:family="paragraph" style:parent-style-name="Heading_20_1" style:list-style-name="L1" style:master-page-name="Standard">
      <style:paragraph-properties style:page-number="auto"/>
      <style:text-properties fo:font-size="24pt" officeooo:rsid="000e94df" officeooo:paragraph-rsid="000e94df" style:font-size-asian="14pt" style:font-size-complex="14pt"/>
    </style:style>
    <style:style style:name="T1" style:family="text">
      <style:text-properties officeooo:rsid="0007237b"/>
    </style:style>
    <style:style style:name="T2" style:family="text">
      <style:text-properties officeooo:rsid="00086b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25893612530808723" text:style-name="L1">
        <text:list-header>
          <text:p text:style-name="P13">Views and Pages</text:p>
        </text:list-header>
        <text:list-item>
          <text:p text:style-name="P11">Home <text:span text:style-name="T1">(View Folder)</text:span></text:p>
          <text:list>
            <text:list-item>
              <text:p text:style-name="P1">Home</text:p>
            </text:list-item>
            <text:list-item>
              <text:p text:style-name="P2">Create League</text:p>
            </text:list-item>
            <text:list-item>
              <text:p text:style-name="P2">Join League</text:p>
            </text:list-item>
            <text:list-item>
              <text:p text:style-name="P3">Article </text:p>
            </text:list-item>
          </text:list>
        </text:list-item>
        <text:list-item>
          <text:p text:style-name="P11">League <text:span text:style-name="T2">(View folder)</text:span></text:p>
          <text:list>
            <text:list-item>
              <text:p text:style-name="P4">Home</text:p>
            </text:list-item>
            <text:list-item>
              <text:p text:style-name="P5">Settings</text:p>
            </text:list-item>
            <text:list-item>
              <text:p text:style-name="P5">League Management</text:p>
            </text:list-item>
            <text:list-item>
              <text:p text:style-name="P4">Team</text:p>
            </text:list-item>
            <text:list-item>
              <text:p text:style-name="P6">Match-ups</text:p>
            </text:list-item>
            <text:list-item>
              <text:p text:style-name="P4">Players</text:p>
            </text:list-item>
            <text:list-item>
              <text:p text:style-name="P4">Draft</text:p>
            </text:list-item>
          </text:list>
        </text:list-item>
        <text:list-item>
          <text:p text:style-name="P12">Common (View Folder)</text:p>
          <text:list>
            <text:list-item>
              <text:p text:style-name="P7">Header (no visuals, only CSS and JavaScript code)</text:p>
            </text:list-item>
            <text:list-item>
              <text:p text:style-name="P8">Navigation Bar</text:p>
            </text:list-item>
            <text:list-item>
              <text:p text:style-name="P5">Footer (TBD)</text:p>
            </text:list-item>
            <text:list-item>
              <text:p text:style-name="P9">Modals</text:p>
              <text:list>
                <text:list-item>
                  <text:p text:style-name="P10">Log In</text:p>
                </text:list-item>
                <text:list-item>
                  <text:p text:style-name="P10">Register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Alexander</meta:initial-creator>
    <meta:editing-cycles>7</meta:editing-cycles>
    <meta:creation-date>2016-12-16T16:52:00</meta:creation-date>
    <dc:date>2016-12-16T15:48:10.125000000</dc:date>
    <meta:editing-duration>PT1H46M37S</meta:editing-duration>
    <meta:generator>LibreOffice/5.1.3.2$Windows_x86 LibreOffice_project/644e4637d1d8544fd9f56425bd6cec110e49301b</meta:generator>
    <meta:document-statistic meta:table-count="0" meta:image-count="0" meta:object-count="0" meta:page-count="1" meta:paragraph-count="21" meta:word-count="63" meta:character-count="279" meta:non-whitespace-character-count="257"/>
    <meta:user-defined meta:name="AppVersion">15.0000</meta:user-defined>
    <meta:user-defined meta:name="Company">HP RDL Bois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